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5.8957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1" table:number-columns-repeated="16373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nstruction</text:p>
          </table:table-cell>
          <table:table-cell table:style-name="Default" table:number-columns-repeated="2"/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00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3])"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00000001</text:p>
          </table:table-cell>
          <table:table-cell office:value-type="string" calcext:value-type="string">
            <text:p>ld bc, n16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4])"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000010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5])"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00000101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6])"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0000110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7])"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00001101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8]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00010001</text:p>
          </table:table-cell>
          <table:table-cell office:value-type="string" calcext:value-type="string">
            <text:p>ld de, n16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9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0001001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hould be 2 cycles, but implemented as 1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0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0010100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1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001010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2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00011000</text:p>
          </table:table-cell>
          <table:table-cell office:value-type="string" calcext:value-type="string">
            <text:p>jr s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3])"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b00011010</text:p>
          </table:table-cell>
          <table:table-cell office:value-type="string" calcext:value-type="string">
            <text:p>ld a, [de]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4])"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00011100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5])"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0001110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6])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00100000</text:p>
          </table:table-cell>
          <table:table-cell office:value-type="string" calcext:value-type="string">
            <text:p>jr nz, s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or 3 cycles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17])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00100001</text:p>
          </table:table-cell>
          <table:table-cell office:value-type="string" calcext:value-type="string">
            <text:p>ld hl, n16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8])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00100010</text:p>
          </table:table-cell>
          <table:table-cell office:value-type="string" calcext:value-type="string">
            <text:p>ld [hli], 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cycles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9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00100100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0])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00100101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1])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00100110</text:p>
          </table:table-cell>
          <table:table-cell office:value-type="string" calcext:value-type="string">
            <text:p>ld h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2])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00101100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3])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00101101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4])"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0101110</text:p>
          </table:table-cell>
          <table:table-cell office:value-type="string" calcext:value-type="string">
            <text:p>ld l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5])"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00110001</text:p>
          </table:table-cell>
          <table:table-cell office:value-type="string" calcext:value-type="string">
            <text:p>ld sp, n16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6])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00111100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7])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00111101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8])"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00111110</text:p>
          </table:table-cell>
          <table:table-cell office:value-type="string" calcext:value-type="string">
            <text:p>ld a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9])"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01110111</text:p>
          </table:table-cell>
          <table:table-cell office:value-type="string" calcext:value-type="string">
            <text:p>ld [hl], 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cycles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30])" office:value-type="float" office:value="122" calcext:value-type="float">
            <text:p>1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01111010</text:p>
          </table:table-cell>
          <table:table-cell office:value-type="string" calcext:value-type="string">
            <text:p>ld a,d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1])" office:value-type="float" office:value="175" calcext:value-type="float">
            <text:p>17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10101111</text:p>
          </table:table-cell>
          <table:table-cell office:value-type="string" calcext:value-type="string">
            <text:p>xor a, a</text:p>
          </table:table-cell>
          <table:table-cell office:value-type="string" calcext:value-type="string">
            <text:p>z flag done, others?</text:p>
          </table:table-cell>
          <table:table-cell office:value-type="string" calcext:value-type="string">
            <text:p>a=a xor a, sets flags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2])" office:value-type="float" office:value="195" calcext:value-type="float">
            <text:p>19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11000011</text:p>
          </table:table-cell>
          <table:table-cell office:value-type="string" calcext:value-type="string">
            <text:p>jp n1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hould be 4 cycles, but implemented as 3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33])" office:value-type="float" office:value="234" calcext:value-type="float">
            <text:p>23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11101010</text:p>
          </table:table-cell>
          <table:table-cell office:value-type="string" calcext:value-type="string">
            <text:p>ld [n16], a</text:p>
          </table:table-cell>
          <table:table-cell/>
          <table:table-cell office:value-type="string" calcext:value-type="string">
            <text:p>send {din1,din0} out to mem_addr? Or pass {din1,din0} through the ALU then to mem_addr?</text:p>
          </table:table-cell>
          <table:table-cell table:style-name="ce2" office:value-type="string" calcext:value-type="string">
            <text:p>din1,din0 are supposed to be for inputs only</text:p>
          </table:table-cell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4])"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11111010</text:p>
          </table:table-cell>
          <table:table-cell office:value-type="string" calcext:value-type="string">
            <text:p>ld a, [n16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5])" office:value-type="float" office:value="254" calcext:value-type="float">
            <text:p>2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11111110</text:p>
          </table:table-cell>
          <table:table-cell office:value-type="string" calcext:value-type="string">
            <text:p>cp a, n8</text:p>
          </table:table-cell>
          <table:table-cell/>
          <table:table-cell office:value-type="string" calcext:value-type="string">
            <text:p>compare, a – n8, throws the result away, sets flags, control.v should not load the result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7])" office:value-type="float" office:value="6" calcext:value-type="float">
            <text:p>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00000110</text:p>
          </table:table-cell>
          <table:table-cell office:value-type="string" calcext:value-type="string">
            <text:p>ld b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8])"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00001110</text:p>
          </table:table-cell>
          <table:table-cell office:value-type="string" calcext:value-type="string">
            <text:p>ld c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9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00010110</text:p>
          </table:table-cell>
          <table:table-cell office:value-type="string" calcext:value-type="string">
            <text:p>ld d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0])"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00011110</text:p>
          </table:table-cell>
          <table:table-cell office:value-type="string" calcext:value-type="string">
            <text:p>ld e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1])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00110100</text:p>
          </table:table-cell>
          <table:table-cell office:value-type="string" calcext:value-type="string">
            <text:p>inc [hl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2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00110101</text:p>
          </table:table-cell>
          <table:table-cell office:value-type="string" calcext:value-type="string">
            <text:p>dec [hl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3])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00110110</text:p>
          </table:table-cell>
          <table:table-cell office:value-type="string" calcext:value-type="string">
            <text:p>ld [hl]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all n16</text:p>
          </table:table-cell>
          <table:table-cell/>
          <table:table-cell office:value-type="string" calcext:value-type="string">
            <text:p>could replace with the actual instructions for bg sample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(see call)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di</text:p>
          </table:table-cell>
          <table:table-cell/>
          <table:table-cell office:value-type="string" calcext:value-type="string">
            <text:p>could ignore for bg sample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48])" office:value-type="float" office:value="241" calcext:value-type="float">
            <text:p>24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11110001</text:p>
          </table:table-cell>
          <table:table-cell office:value-type="string" calcext:value-type="string">
            <text:p>pop af</text:p>
          </table:table-cell>
          <table:table-cell/>
          <table:table-cell office:value-type="string" calcext:value-type="string">
            <text:p>f = [sp], a = [sp+1], sp = sp+2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49])" office:value-type="float" office:value="245" calcext:value-type="float">
            <text:p>24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11110101</text:p>
          </table:table-cell>
          <table:table-cell office:value-type="string" calcext:value-type="string">
            <text:p>push af</text:p>
          </table:table-cell>
          <table:table-cell/>
          <table:table-cell office:value-type="string" calcext:value-type="string">
            <text:p>sp=sp-2, [sp+1]=a, [sp]=f</text:p>
          </table:table-cell>
          <table:table-cell table:number-columns-repeated="5"/>
          <table:table-cell table:style-name="ce1" table:number-columns-repeated="16373"/>
        </table:table-row>
        <table:table-row table:style-name="ro1" table:number-rows-repeated="1048526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named-expressions/>
      <table:database-ranges>
        <table:database-range table:name="__Anonymous_Sheet_DB__0" table:target-range-address="Sheet1.A2:Sheet1.I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 style:data-style-name="N2" text:time-value="13:37:09.2230674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29:29.944397575</meta:creation-date>
    <meta:generator>LibreOffice/25.8.5.2$Linux_X86_64 LibreOffice_project/252c20f6956e3db0b52e6e2f9dda67263513c8fc</meta:generator>
    <dc:date>2026-03-24T17:36:19.826428705</dc:date>
    <meta:editing-duration>PT17H24M8S</meta:editing-duration>
    <meta:editing-cycles>27</meta:editing-cycles>
    <meta:document-statistic meta:table-count="1" meta:cell-count="226" meta:object-count="0"/>
  </office:meta>
</office:document-meta>
</file>